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366in" svg:height="3.5409in" svg:x="0in" svg:y="1.726in">
            <draw:object draw:notify-on-update-of-ranges="Sheet1.B3:Sheet1.B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8in" svg:x="0.2457in" svg:y="6.8815in">
            <draw:object draw:notify-on-update-of-ranges="Sheet1.B32:Sheet1.B38 Sheet1.C32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_PRO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 = T_1/T</text:p>
          </table:table-cell>
          <table:table-cell table:style-name="ce2" office:value-type="string" calcext:value-type="string">
            <text:p>E=S/N_PROC</text:p>
          </table:table-cell>
          <table:table-cell table:style-name="ce2" office:value-type="string" calcext:value-type="string">
            <text:p>E_MAX</text:p>
          </table:table-cell>
          <table:table-cell table:style-name="ce2" office:value-type="string" calcext:value-type="string">
            <text:p>T1/(N*LOG(N))</text:p>
          </table:table-cell>
          <table:table-cell table:style-name="ce2" office:value-type="string" calcext:value-type="string">
            <text:p>Число тактов сортировки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1" calcext:value-type="float">
            <text:p>1</text:p>
          </table:table-cell>
          <table:table-cell office:value-type="float" office:value="38.3685" calcext:value-type="float">
            <text:p>38.3685</text:p>
          </table:table-cell>
          <table:table-cell table:formula="of:=[.$C$3]/[.$C3]" office:value-type="float" office:value="1" calcext:value-type="float">
            <text:p>1</text:p>
          </table:table-cell>
          <table:table-cell table:style-name="ce2" table:formula="of:=[.$D3]/[.$B3]" office:value-type="float" office:value="1" calcext:value-type="float">
            <text:p>1</text:p>
          </table:table-cell>
          <table:table-cell table:formula="of:=1/(1+ LOG([.$B3];[.$A3]) * (LOG([.$B3];2) - 1) / 2)" office:value-type="float" office:value="1" calcext:value-type="float">
            <text:p>1</text:p>
          </table:table-cell>
          <table:table-cell table:formula="of:=[.$C$3]/([.$A3]*LOG([.$A3]; 2))" office:value-type="float" office:value="0.00000001443758673579" calcext:value-type="float">
            <text:p>1.44375867357918E-08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9.3114" calcext:value-type="float">
            <text:p>19.3114</text:p>
          </table:table-cell>
          <table:table-cell table:formula="of:=[.$C$3]/[.$C4]" office:value-type="float" office:value="1.98683161241546" calcext:value-type="float">
            <text:p>1.98683161241546</text:p>
          </table:table-cell>
          <table:table-cell table:style-name="ce2" table:formula="of:=[.$D4]/[.$B4]" office:value-type="float" office:value="0.993415806207732" calcext:value-type="float">
            <text:p>0.993415806207732</text:p>
          </table:table-cell>
          <table:table-cell table:formula="of:=1/(1+ LOG([.$B4];[.$A4]) * (LOG([.$B4];2) - 1) / 2)" office:value-type="float" office:value="1" calcext:value-type="float">
            <text:p>1</text:p>
          </table:table-cell>
          <table:table-cell table:formula="of:=[.$C$3]/([.$A4]*LOG([.$A4]; 2))" office:value-type="float" office:value="0.00000001443758673579" calcext:value-type="float">
            <text:p>1.44375867357918E-0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4" calcext:value-type="float">
            <text:p>4</text:p>
          </table:table-cell>
          <table:table-cell office:value-type="float" office:value="10.4022" calcext:value-type="float">
            <text:p>10.4022</text:p>
          </table:table-cell>
          <table:table-cell table:formula="of:=[.$C$3]/[.$C5]" office:value-type="float" office:value="3.6884985868374" calcext:value-type="float">
            <text:p>3.6884985868374</text:p>
          </table:table-cell>
          <table:table-cell table:style-name="ce2" table:formula="of:=[.$D5]/[.$B5]" office:value-type="float" office:value="0.92212464670935" calcext:value-type="float">
            <text:p>0.92212464670935</text:p>
          </table:table-cell>
          <table:table-cell table:formula="of:=1/(1+ LOG([.$B5];[.$A5]) * (LOG([.$B5];2) - 1) / 2)" office:value-type="float" office:value="0.963735826057583" calcext:value-type="float">
            <text:p>0.963735826057583</text:p>
          </table:table-cell>
          <table:table-cell table:formula="of:=[.$C$3]/([.$A5]*LOG([.$A5]; 2))" office:value-type="float" office:value="0.00000001443758673579" calcext:value-type="float">
            <text:p>1.44375867357918E-0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8" calcext:value-type="float">
            <text:p>8</text:p>
          </table:table-cell>
          <table:table-cell office:value-type="float" office:value="5.82763" calcext:value-type="float">
            <text:p>5.82763</text:p>
          </table:table-cell>
          <table:table-cell table:formula="of:=[.$C$3]/[.$C6]" office:value-type="float" office:value="6.58389431038003" calcext:value-type="float">
            <text:p>6.58389431038003</text:p>
          </table:table-cell>
          <table:table-cell table:style-name="ce2" table:formula="of:=[.$D6]/[.$B6]" office:value-type="float" office:value="0.822986788797504" calcext:value-type="float">
            <text:p>0.822986788797504</text:p>
          </table:table-cell>
          <table:table-cell table:formula="of:=1/(1+ LOG([.$B6];[.$A6]) * (LOG([.$B6];2) - 1) / 2)" office:value-type="float" office:value="0.89856443231379" calcext:value-type="float">
            <text:p>0.89856443231379</text:p>
          </table:table-cell>
          <table:table-cell table:formula="of:=[.$C$3]/([.$A6]*LOG([.$A6]; 2))" office:value-type="float" office:value="0.00000001443758673579" calcext:value-type="float">
            <text:p>1.44375867357918E-0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16" calcext:value-type="float">
            <text:p>16</text:p>
          </table:table-cell>
          <table:table-cell office:value-type="float" office:value="3.47137" calcext:value-type="float">
            <text:p>3.47137</text:p>
          </table:table-cell>
          <table:table-cell table:formula="of:=[.$C$3]/[.$C7]" office:value-type="float" office:value="11.0528408092482" calcext:value-type="float">
            <text:p>11.0528408092482</text:p>
          </table:table-cell>
          <table:table-cell table:style-name="ce2" table:formula="of:=[.$D7]/[.$B7]" office:value-type="float" office:value="0.690802550578014" calcext:value-type="float">
            <text:p>0.690802550578014</text:p>
          </table:table-cell>
          <table:table-cell table:formula="of:=1/(1+ LOG([.$B7];[.$A7]) * (LOG([.$B7];2) - 1) / 2)" office:value-type="float" office:value="0.815812071696038" calcext:value-type="float">
            <text:p>0.815812071696038</text:p>
          </table:table-cell>
          <table:table-cell table:formula="of:=[.$C$3]/([.$A7]*LOG([.$A7]; 2))" office:value-type="float" office:value="0.00000001443758673579" calcext:value-type="float">
            <text:p>1.44375867357918E-08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32" calcext:value-type="float">
            <text:p>32</text:p>
          </table:table-cell>
          <table:table-cell office:value-type="float" office:value="2.15403" calcext:value-type="float">
            <text:p>2.15403</text:p>
          </table:table-cell>
          <table:table-cell table:formula="of:=[.$C$3]/[.$C8]" office:value-type="float" office:value="17.8124260107798" calcext:value-type="float">
            <text:p>17.8124260107798</text:p>
          </table:table-cell>
          <table:table-cell table:style-name="ce2" table:formula="of:=[.$D8]/[.$B8]" office:value-type="float" office:value="0.556638312836868" calcext:value-type="float">
            <text:p>0.556638312836868</text:p>
          </table:table-cell>
          <table:table-cell table:formula="of:=1/(1+ LOG([.$B8];[.$A8]) * (LOG([.$B8];2) - 1) / 2)" office:value-type="float" office:value="0.726592375457997" calcext:value-type="float">
            <text:p>0.726592375457997</text:p>
          </table:table-cell>
          <table:table-cell table:formula="of:=[.$C$3]/([.$A8]*LOG([.$A8]; 2))" office:value-type="float" office:value="0.00000001443758673579" calcext:value-type="float">
            <text:p>1.44375867357918E-08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48" calcext:value-type="float">
            <text:p>48</text:p>
          </table:table-cell>
          <table:table-cell office:value-type="float" office:value="1.8395" calcext:value-type="float">
            <text:p>1.8395</text:p>
          </table:table-cell>
          <table:table-cell table:formula="of:=[.$C$3]/[.$C9]" office:value-type="float" office:value="20.8581136178309" calcext:value-type="float">
            <text:p>20.8581136178309</text:p>
          </table:table-cell>
          <table:table-cell table:style-name="ce2" table:formula="of:=[.$D9]/[.$B9]" office:value-type="float" office:value="0.434544033704811" calcext:value-type="float">
            <text:p>0.434544033704811</text:p>
          </table:table-cell>
          <table:table-cell table:formula="of:=1/(1+ LOG([.$B9];[.$A9]) * (LOG([.$B9];2) - 1) / 2)" office:value-type="float" office:value="0.674865494290951" calcext:value-type="float">
            <text:p>0.674865494290951</text:p>
          </table:table-cell>
          <table:table-cell table:formula="of:=[.$C$3]/([.$A9]*LOG([.$A9]; 2))" office:value-type="float" office:value="0.00000001443758673579" calcext:value-type="float">
            <text:p>1.44375867357918E-08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_PRO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 = T_1/T</text:p>
          </table:table-cell>
          <table:table-cell table:style-name="ce2" office:value-type="string" calcext:value-type="string">
            <text:p>E=S/N_PROC</text:p>
          </table:table-cell>
          <table:table-cell table:style-name="ce2" office:value-type="string" calcext:value-type="string">
            <text:p>E_MAX</text:p>
          </table:table-cell>
          <table:table-cell table:style-name="ce2" office:value-type="string" calcext:value-type="string">
            <text:p>T1/(N*LOG(N))</text:p>
          </table:table-cell>
          <table:table-cell table:style-name="ce2" office:value-type="string" calcext:value-type="string">
            <text:p>Число тактов сортировки</text:p>
          </table:table-cell>
        </table:table-row>
        <table:table-row table:style-name="ro1">
          <table:table-cell table:style-name="ce3" office:value-type="float" office:value="400000000" calcext:value-type="float">
            <text:p>4.00E+08</text:p>
          </table:table-cell>
          <table:table-cell office:value-type="float" office:value="1" calcext:value-type="float">
            <text:p>1</text:p>
          </table:table-cell>
          <table:table-cell office:value-type="float" office:value="167.184" calcext:value-type="float">
            <text:p>167.184</text:p>
          </table:table-cell>
          <table:table-cell table:formula="of:=[.$C$32]/[.$C32]" office:value-type="float" office:value="1" calcext:value-type="float">
            <text:p>1</text:p>
          </table:table-cell>
          <table:table-cell table:style-name="ce2" table:formula="of:=[.$D32]/[.$B32]" office:value-type="float" office:value="1" calcext:value-type="float">
            <text:p>1</text:p>
          </table:table-cell>
          <table:table-cell table:formula="of:=1/(1+ LOG([.$B32];[.$A32]) * (LOG([.$B32];2) - 1) / 2)" office:value-type="float" office:value="1" calcext:value-type="float">
            <text:p>1</text:p>
          </table:table-cell>
          <table:table-cell table:formula="of:=[.$C$32]/([.$A32]*LOG([.$A32]; 2))" office:value-type="float" office:value="0.00000001462655423405" calcext:value-type="float">
            <text:p>1.46265542340509E-08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3" office:value-type="float" office:value="400000001" calcext:value-type="float">
            <text:p>4.00E+08</text:p>
          </table:table-cell>
          <table:table-cell office:value-type="float" office:value="2" calcext:value-type="float">
            <text:p>2</text:p>
          </table:table-cell>
          <table:table-cell office:value-type="float" office:value="87.4583" calcext:value-type="float">
            <text:p>87.4583</text:p>
          </table:table-cell>
          <table:table-cell table:formula="of:=[.$C$32]/[.$C33]" office:value-type="float" office:value="1.91158529264804" calcext:value-type="float">
            <text:p>1.91158529264804</text:p>
          </table:table-cell>
          <table:table-cell table:style-name="ce2" table:formula="of:=[.$D33]/[.$B33]" office:value-type="float" office:value="0.95579264632402" calcext:value-type="float">
            <text:p>0.95579264632402</text:p>
          </table:table-cell>
          <table:table-cell table:formula="of:=1/(1+ LOG([.$B33];[.$A33]) * (LOG([.$B33];2) - 1) / 2)" office:value-type="float" office:value="1" calcext:value-type="float">
            <text:p>1</text:p>
          </table:table-cell>
          <table:table-cell table:formula="of:=[.$C$32]/([.$A33]*LOG([.$A33]; 2))" office:value-type="float" office:value="0.00000001462655419564" calcext:value-type="float">
            <text:p>1.46265541956383E-0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00000002" calcext:value-type="float">
            <text:p>4.00E+08</text:p>
          </table:table-cell>
          <table:table-cell office:value-type="float" office:value="4" calcext:value-type="float">
            <text:p>4</text:p>
          </table:table-cell>
          <table:table-cell office:value-type="float" office:value="46.9342" calcext:value-type="float">
            <text:p>46.9342</text:p>
          </table:table-cell>
          <table:table-cell table:formula="of:=[.$C$32]/[.$C34]" office:value-type="float" office:value="3.56209331361779" calcext:value-type="float">
            <text:p>3.56209331361779</text:p>
          </table:table-cell>
          <table:table-cell table:style-name="ce2" table:formula="of:=[.$D34]/[.$B34]" office:value-type="float" office:value="0.890523328404447" calcext:value-type="float">
            <text:p>0.890523328404447</text:p>
          </table:table-cell>
          <table:table-cell table:formula="of:=1/(1+ LOG([.$B34];[.$A34]) * (LOG([.$B34];2) - 1) / 2)" office:value-type="float" office:value="0.966188144112843" calcext:value-type="float">
            <text:p>0.966188144112843</text:p>
          </table:table-cell>
          <table:table-cell table:formula="of:=[.$C$32]/([.$A34]*LOG([.$A34]; 2))" office:value-type="float" office:value="0.00000001462655415723" calcext:value-type="float">
            <text:p>1.46265541572258E-0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00000003" calcext:value-type="float">
            <text:p>4.00E+08</text:p>
          </table:table-cell>
          <table:table-cell office:value-type="float" office:value="8" calcext:value-type="float">
            <text:p>8</text:p>
          </table:table-cell>
          <table:table-cell office:value-type="float" office:value="25.341" calcext:value-type="float">
            <text:p>25.341</text:p>
          </table:table-cell>
          <table:table-cell table:formula="of:=[.$C$32]/[.$C35]" office:value-type="float" office:value="6.59737184799337" calcext:value-type="float">
            <text:p>6.59737184799337</text:p>
          </table:table-cell>
          <table:table-cell table:style-name="ce2" table:formula="of:=[.$D35]/[.$B35]" office:value-type="float" office:value="0.824671480999171" calcext:value-type="float">
            <text:p>0.824671480999171</text:p>
          </table:table-cell>
          <table:table-cell table:formula="of:=1/(1+ LOG([.$B35];[.$A35]) * (LOG([.$B35];2) - 1) / 2)" office:value-type="float" office:value="0.904989401667274" calcext:value-type="float">
            <text:p>0.904989401667274</text:p>
          </table:table-cell>
          <table:table-cell table:formula="of:=[.$C$32]/([.$A35]*LOG([.$A35]; 2))" office:value-type="float" office:value="0.00000001462655411881" calcext:value-type="float">
            <text:p>1.46265541188133E-0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400000004" calcext:value-type="float">
            <text:p>4.00E+08</text:p>
          </table:table-cell>
          <table:table-cell office:value-type="float" office:value="16" calcext:value-type="float">
            <text:p>16</text:p>
          </table:table-cell>
          <table:table-cell office:value-type="float" office:value="14.6296" calcext:value-type="float">
            <text:p>14.6296</text:p>
          </table:table-cell>
          <table:table-cell table:formula="of:=[.$C$32]/[.$C36]" office:value-type="float" office:value="11.4277902334992" calcext:value-type="float">
            <text:p>11.4277902334992</text:p>
          </table:table-cell>
          <table:table-cell table:style-name="ce2" table:formula="of:=[.$D36]/[.$B36]" office:value-type="float" office:value="0.7142368895937" calcext:value-type="float">
            <text:p>0.7142368895937</text:p>
          </table:table-cell>
          <table:table-cell table:formula="of:=1/(1+ LOG([.$B36];[.$A36]) * (LOG([.$B36];2) - 1) / 2)" office:value-type="float" office:value="0.826466340202589" calcext:value-type="float">
            <text:p>0.826466340202589</text:p>
          </table:table-cell>
          <table:table-cell table:formula="of:=[.$C$32]/([.$A36]*LOG([.$A36]; 2))" office:value-type="float" office:value="0.0000000146265540804" calcext:value-type="float">
            <text:p>1.46265540804008E-08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400000005" calcext:value-type="float">
            <text:p>4.00E+08</text:p>
          </table:table-cell>
          <table:table-cell office:value-type="float" office:value="32" calcext:value-type="float">
            <text:p>32</text:p>
          </table:table-cell>
          <table:table-cell office:value-type="float" office:value="9.02813" calcext:value-type="float">
            <text:p>9.02813</text:p>
          </table:table-cell>
          <table:table-cell table:formula="of:=[.$C$32]/[.$C37]" office:value-type="float" office:value="18.5181205853261" calcext:value-type="float">
            <text:p>18.5181205853261</text:p>
          </table:table-cell>
          <table:table-cell table:style-name="ce2" table:formula="of:=[.$D37]/[.$B37]" office:value-type="float" office:value="0.57869126829144" calcext:value-type="float">
            <text:p>0.57869126829144</text:p>
          </table:table-cell>
          <table:table-cell table:formula="of:=1/(1+ LOG([.$B37];[.$A37]) * (LOG([.$B37];2) - 1) / 2)" office:value-type="float" office:value="0.74076759860003" calcext:value-type="float">
            <text:p>0.74076759860003</text:p>
          </table:table-cell>
          <table:table-cell table:formula="of:=[.$C$32]/([.$A37]*LOG([.$A37]; 2))" office:value-type="float" office:value="0.00000001462655404199" calcext:value-type="float">
            <text:p>1.46265540419883E-08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400000006" calcext:value-type="float">
            <text:p>4.00E+08</text:p>
          </table:table-cell>
          <table:table-cell office:value-type="float" office:value="48" calcext:value-type="float">
            <text:p>48</text:p>
          </table:table-cell>
          <table:table-cell office:value-type="float" office:value="7.38307" calcext:value-type="float">
            <text:p>7.38307</text:p>
          </table:table-cell>
          <table:table-cell table:formula="of:=[.$C$32]/[.$C38]" office:value-type="float" office:value="22.6442387787194" calcext:value-type="float">
            <text:p>22.6442387787194</text:p>
          </table:table-cell>
          <table:table-cell table:style-name="ce2" table:formula="of:=[.$D38]/[.$B38]" office:value-type="float" office:value="0.471754974556655" calcext:value-type="float">
            <text:p>0.471754974556655</text:p>
          </table:table-cell>
          <table:table-cell table:formula="of:=1/(1+ LOG([.$B38];[.$A38]) * (LOG([.$B38];2) - 1) / 2)" office:value-type="float" office:value="0.690580505025245" calcext:value-type="float">
            <text:p>0.690580505025245</text:p>
          </table:table-cell>
          <table:table-cell table:formula="of:=[.$C$32]/([.$A38]*LOG([.$A38]; 2))" office:value-type="float" office:value="0.00000001462655400358" calcext:value-type="float">
            <text:p>1.46265540035757E-08</text:p>
          </table:table-cell>
          <table:table-cell table:style-name="ce5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 </number:text>
      <number:am-pm/>
    </number:time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16:49.796721901</meta:creation-date>
    <dc:date>2023-12-04T10:27:21.367098861</dc:date>
    <meta:editing-duration>PT1H34M2S</meta:editing-duration>
    <meta:editing-cycles>12</meta:editing-cycles>
    <meta:generator>LibreOffice/7.3.7.2$Linux_X86_64 LibreOffice_project/30$Build-2</meta:generator>
    <meta:document-statistic meta:table-count="1" meta:cell-count="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96cm" svg:height="8.995cm" xlink:href=".." xlink:type="simple" chart:class="chart:scatter" chart:style-name="ch1">
        <chart:plot-area chart:style-name="ch2" table:cell-range-address="Sheet1.B3:Sheet1.C9" svg:x="1.332cm" svg:y="0.179cm" svg:width="14.443cm" svg:height="7.656cm">
          <chart:coordinate-region svg:x="1.953cm" svg:y="0.378cm" svg:width="13.636cm" svg:height="6.81cm"/>
          <chart:axis chart:dimension="x" chart:name="primary-x" chart:style-name="ch3">
            <chart:title svg:x="7.213cm" svg:y="8.014cm" chart:style-name="ch4">
              <text:p>Число процессов</text:p>
            </chart:title>
          </chart:axis>
          <chart:axis chart:dimension="y" chart:name="primary-y" chart:style-name="ch3">
            <chart:title svg:x="0.451cm" svg:y="6.326cm" chart:style-name="ch5">
              <text:p>Время выполнения в секундах</text:p>
            </chart:title>
            <chart:grid chart:style-name="ch6" chart:class="major"/>
          </chart:axis>
          <chart:series chart:style-name="ch7" chart:values-cell-range-address="Sheet1.C3:Sheet1.C9" chart:class="chart:scatter">
            <chart:domain table:cell-range-address="Sheet1.B3:Sheet1.B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38.3685">
                <text:p>38.368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3114">
                <text:p>19.3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.4022">
                <text:p>10.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82763">
                <text:p>5.82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47137">
                <text:p>3.47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15403">
                <text:p>2.15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.8395">
                <text:p>1.8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13cm" xlink:href=".." xlink:type="simple" chart:class="chart:scatter" chart:style-name="ch1">
        <chart:plot-area chart:style-name="ch2" table:cell-range-address="Sheet1.B32:Sheet1.C38" svg:x="1.33cm" svg:y="0.18cm" svg:width="14.345cm" svg:height="7.672cm">
          <chart:coordinate-region svg:x="2.137cm" svg:y="0.379cm" svg:width="13.351cm" svg:height="6.826cm"/>
          <chart:axis chart:dimension="x" chart:name="primary-x" chart:style-name="ch3">
            <chart:title svg:x="7.162cm" svg:y="8.032cm" chart:style-name="ch4">
              <text:p>Число процессов</text:p>
            </chart:title>
          </chart:axis>
          <chart:axis chart:dimension="y" chart:name="primary-y" chart:style-name="ch5">
            <chart:title svg:x="0.451cm" svg:y="6.335cm" chart:style-name="ch6">
              <text:p>Время выполнения в секундах</text:p>
            </chart:title>
            <chart:grid chart:style-name="ch7" chart:class="major"/>
          </chart:axis>
          <chart:series chart:style-name="ch8" chart:values-cell-range-address="Sheet1.C32:Sheet1.C38" chart:class="chart:scatter">
            <chart:domain table:cell-range-address="Sheet1.B32:Sheet1.B3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2:Sheet1.B38</svg:desc>
                </draw:g>
              </table:table-cell>
              <table:table-cell office:value-type="float" office:value="167.184">
                <text:p>167.184</text:p>
                <draw:g>
                  <svg:desc>Sheet1.C32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4583">
                <text:p>87.4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6.9342">
                <text:p>46.9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.341">
                <text:p>25.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6296">
                <text:p>14.6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02813">
                <text:p>9.02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7.38307">
                <text:p>7.38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